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/>
    </style:style>
    <style:style style:name="P2" style:parent-style-name="Akapitzlistą" style:list-style-name="LFO1" style:family="paragraph"/>
    <style:style style:name="P3" style:parent-style-name="Akapitzlistą" style:list-style-name="LFO1" style:family="paragraph"/>
    <style:style style:name="P4" style:parent-style-name="Akapitzlistą" style:list-style-name="LFO1" style:family="paragraph"/>
    <style:style style:name="P5" style:parent-style-name="Akapitzlistą" style:list-style-name="LFO1" style:family="paragraph"/>
    <style:style style:name="P6" style:parent-style-name="Akapitzlistą" style:list-style-name="LFO1" style:family="paragraph"/>
  </office:automatic-styles>
  <office:body>
    <office:text text:use-soft-page-breaks="true">
      <text:p text:style-name="P1">Zadanie 1 – scenariusz</text:p>
      <text:p text:style-name="Normalny">Skycash- zakup biletu</text:p>
      <text:list text:style-name="LFO1" text:continue-numbering="true">
        <text:list-item>
          <text:p text:style-name="P2">Wejdź w aplikacje i kliknij Ulubione</text:p>
        </text:list-item>
        <text:list-item>
          <text:p text:style-name="P3">Wybierz bilet jaki cię interesuje kliknij kup</text:p>
        </text:list-item>
        <text:list-item>
          <text:p text:style-name="P4">Podaj liczbę biletów, czasem i numer linii. Wybierz kupuje i płacę</text:p>
        </text:list-item>
        <text:list-item>
          <text:p text:style-name="P5">Wybierz płatność karta</text:p>
        </text:list-item>
        <text:list-item>
          <text:p text:style-name="P6">Wpisz kod ccv i kliknij zapłać<text:s/></text:p>
        </text:list-item>
      </text:list>
      <text:p text:style-name="Normalny"/>
      <text:p text:style-name="Normalny"/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yukux</meta:initial-creator>
    <dc:creator>Myukux</dc:creator>
    <meta:creation-date>2018-11-19T15:06:00Z</meta:creation-date>
    <dc:date>2018-11-19T15:14:00Z</dc:date>
    <meta:template xlink:href="Normal" xlink:type="simple"/>
    <meta:editing-cycles>1</meta:editing-cycles>
    <meta:editing-duration>PT480S</meta:editing-duration>
    <meta:document-statistic meta:page-count="1" meta:paragraph-count="1" meta:word-count="36" meta:character-count="252" meta:row-count="1" meta:non-whitespace-character-count="217"/>
  </office:meta>
</office:document-meta>
</file>